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B07C6BD3B1.png" manifest:media-type="image/png"/>
  <manifest:file-entry manifest:full-path="Pictures/1000020100000780000004B0CE6B3E23.png" manifest:media-type="image/png"/>
  <manifest:file-entry manifest:full-path="Pictures/1000020100000780000004B0CDC80C5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279cm, 12.664cm, 16.51cm, 20.588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fo:min-height="0.766cm"/>
    </style:style>
    <style:style style:name="gr3" style:family="graphic" style:parent-style-name="objectwithoutfill">
      <style:graphic-properties svg:stroke-color="#0066cc" draw:marker-end="Arrow" draw:marker-end-width="0.3cm" draw:fill="none" draw:fill-color="#ff420e" draw:fill-image-width="0cm" draw:fill-image-height="0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1.715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fo:min-height="0.664cm"/>
    </style:style>
    <style:style style:name="gr6" style:family="graphic" style:parent-style-name="standard">
      <style:graphic-properties draw:stroke="none" svg:stroke-color="#000033" draw:fill="none" draw:fill-color="#ff420e" draw:fill-image-width="0cm" draw:fill-image-height="0cm" fo:min-height="0.76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204cm, 7.005cm, 13.127cm, 30.27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793cm, 15.649cm, 18.5cm, 25.448cm)" draw:image-opacity="100%" style:mirror="none"/>
    </style:style>
    <style:style style:name="gr9" style:family="graphic" style:parent-style-name="objectwithoutfill">
      <style:graphic-properties svg:stroke-color="#ff3333" draw:marker-end="Arrow" draw:marker-end-width="0.3cm" draw:fill="none" draw:fill-color="#ff420e" draw:fill-image-width="0cm" draw:fill-image-height="0cm" draw:textarea-vertical-align="middle"/>
    </style:style>
    <style:style style:name="gr10" style:family="graphic" style:parent-style-name="standard">
      <style:graphic-properties draw:stroke="none" svg:stroke-color="#000033" draw:fill="none" draw:fill-color="#ff420e" draw:fill-image-width="0cm" draw:fill-image-height="0cm" fo:min-height="1.459cm"/>
    </style:style>
    <style:style style:name="gr11" style:family="graphic" style:parent-style-name="standard">
      <style:graphic-properties svg:stroke-color="#000033" draw:fill="solid" draw:fill-color="#ff420e" draw:fill-image-width="0cm" draw:fill-image-height="0cm" draw:textarea-vertical-align="middle"/>
    </style:style>
    <style:style style:name="gr12" style:family="graphic" style:parent-style-name="objectwithoutfill">
      <style:graphic-properties svg:stroke-color="#000033" draw:marker-end="Arrow" draw:marker-end-width="0.3cm" draw:fill="none" draw:fill-color="#ff420e" draw:fill-image-width="0cm" draw:fill-image-height="0cm" draw:textarea-vertical-align="middle"/>
    </style:style>
    <style:style style:name="gr13" style:family="graphic" style:parent-style-name="objectwithoutfill">
      <style:graphic-properties svg:stroke-color="#ff420e" draw:fill="none" draw:fill-color="#ff420e" draw:fill-image-width="0cm" draw:fill-image-height="0cm" draw:textarea-vertical-align="middle"/>
    </style:style>
    <style:style style:name="gr14" style:family="graphic" style:parent-style-name="objectwithoutfill">
      <style:graphic-properties svg:stroke-color="#00cc33" draw:fill="none" draw:fill-color="#ff420e" draw:fill-image-width="0cm" draw:fill-image-height="0cm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639cm"/>
    </style:style>
    <style:style style:name="gr16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Linux Libertine O" fo:font-size="14pt" style:font-size-asian="14pt" style:font-size-complex="14pt"/>
    </style:style>
    <style:style style:name="T1" style:family="text">
      <style:text-properties style:font-name="Linux Libertine 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8.16cm" svg:height="7.874cm" svg:x="1.001cm" svg:y="1.254cm">
          <draw:image xlink:href="Pictures/1000020100000780000004B0CDC80C54.png" xlink:type="simple" xlink:show="embed" xlink:actuate="onLoad">
            <text:p/>
          </draw:image>
        </draw:frame>
        <draw:frame draw:style-name="gr2" draw:text-style-name="P2" draw:layer="layout" svg:width="3.937cm" svg:height="1.016cm" svg:x="11.796cm" svg:y="7.731cm">
          <draw:text-box>
            <text:p><text:span text:style-name="T1">Une opération</text:span></text:p>
          </draw:text-box>
        </draw:frame>
        <draw:line draw:style-name="gr3" draw:text-style-name="P1" draw:layer="layout" svg:x1="13.828cm" svg:y1="8.493cm" svg:x2="13.828cm" svg:y2="12.049cm">
          <text:p/>
        </draw:line>
        <draw:frame draw:style-name="gr4" draw:text-style-name="P2" draw:layer="layout" svg:width="3.556cm" svg:height="1.965cm" svg:x="15.224cm" svg:y="7.925cm">
          <draw:text-box>
            <text:p><text:span text:style-name="T1">Le type de l'opération (int)</text:span></text:p>
          </draw:text-box>
        </draw:frame>
        <draw:frame draw:style-name="gr5" draw:text-style-name="P2" draw:layer="layout" svg:width="4.191cm" svg:height="0.914cm" svg:x="19.162cm" svg:y="10.119cm">
          <draw:text-box>
            <text:p><text:span text:style-name="T1">“</text:span><text:span text:style-name="T1">1” pour <text:s/>+1</text:span></text:p>
          </draw:text-box>
        </draw:frame>
        <draw:frame draw:style-name="gr6" draw:text-style-name="P2" draw:layer="layout" svg:width="4.318cm" svg:height="1.016cm" svg:x="23.987cm" svg:y="14.716cm">
          <draw:text-box>
            <text:p><text:span text:style-name="T1">“</text:span><text:span text:style-name="T1">2” pour x2</text:span></text:p>
          </draw:text-box>
        </draw:frame>
        <draw:frame draw:style-name="gr7" draw:text-style-name="P1" draw:layer="layout" svg:width="12.699cm" svg:height="5.052cm" svg:x="11.287cm" svg:y="12.077cm">
          <draw:image xlink:href="Pictures/1000020100000780000004B0CE6B3E23.png" xlink:type="simple" xlink:show="embed" xlink:actuate="onLoad">
            <text:p/>
          </draw:image>
        </draw:frame>
        <draw:frame draw:style-name="gr8" draw:text-style-name="P1" draw:layer="layout" svg:width="8.762cm" svg:height="7.112cm" svg:x="1.254cm" svg:y="9.763cm">
          <draw:image xlink:href="Pictures/1000020100000780000004B07C6BD3B1.png" xlink:type="simple" xlink:show="embed" xlink:actuate="onLoad">
            <text:p/>
          </draw:image>
        </draw:frame>
        <draw:line draw:style-name="gr9" draw:text-style-name="P1" draw:layer="layout" svg:x1="11.033cm" svg:y1="12.684cm" svg:x2="6.842cm" svg:y2="12.684cm">
          <text:p/>
        </draw:line>
        <draw:line draw:style-name="gr3" draw:text-style-name="P1" draw:layer="layout" svg:x1="22.844cm" svg:y1="17.129cm" svg:x2="20.431cm" svg:y2="16.494cm">
          <text:p/>
        </draw:line>
        <draw:frame draw:style-name="gr10" draw:text-style-name="P2" draw:layer="layout" svg:width="9.271cm" svg:height="1.709cm" svg:x="22.844cm" svg:y="16.367cm">
          <draw:text-box>
            <text:p><text:span text:style-name="T1">“</text:span><text:span text:style-name="T1">3” pour l'instruction </text:span></text:p>
            <text:p><text:span text:style-name="T1">suivante 3</text:span></text:p>
          </draw:text-box>
        </draw:frame>
        <draw:connector draw:style-name="gr11" draw:text-style-name="P1" draw:layer="layout" svg:x1="19.161cm" svg:y1="5.191cm" svg:x2="19.161cm" svg:y2="5.191cm" draw:start-shape="id1" draw:end-shape="id1" svg:d="M19161 5191z" svg:viewBox="0 0 1 1">
          <text:p/>
        </draw:connector>
        <draw:line draw:style-name="gr12" draw:text-style-name="P1" draw:layer="layout" svg:x1="20.177cm" svg:y1="3.921cm" svg:x2="12.049cm" svg:y2="3.921cm">
          <text:p/>
        </draw:line>
        <draw:line draw:style-name="gr12" draw:text-style-name="P1" draw:layer="layout" svg:x1="20.177cm" svg:y1="3.921cm" svg:x2="20.178cm" svg:y2="9.89cm">
          <text:p/>
        </draw:line>
        <draw:line draw:style-name="gr3" draw:text-style-name="P1" draw:layer="layout" svg:x1="23.733cm" svg:y1="15.069cm" svg:x2="21.828cm" svg:y2="15.224cm">
          <text:p/>
        </draw:line>
        <draw:line draw:style-name="gr3" draw:text-style-name="P1" draw:layer="layout" svg:x1="23.987cm" svg:y1="14.335cm" svg:x2="21.701cm" svg:y2="14.589cm">
          <text:p/>
        </draw:line>
        <draw:line draw:style-name="gr3" draw:text-style-name="P1" draw:layer="layout" svg:x1="20.559cm" svg:y1="10.779cm" svg:x2="20.559cm" svg:y2="13.192cm">
          <text:p/>
        </draw:line>
        <draw:polyline draw:style-name="gr13" draw:text-style-name="P1" draw:layer="layout" svg:width="10.667cm" svg:height="16.128cm" draw:transform="rotate (-1.5707963267949) translate (27.163cm 7.604cm)" svg:viewBox="0 0 10668 16129" draw:points="127,16129 10668,16129 10668,0 0,0 0,16129 10668,16129">
          <text:p/>
        </draw:polyline>
        <draw:line draw:style-name="gr3" draw:text-style-name="P1" draw:layer="layout" svg:x1="15.605cm" svg:y1="9.89cm" svg:x2="15.351cm" svg:y2="12.938cm">
          <text:p/>
        </draw:line>
        <draw:line draw:style-name="gr14" draw:text-style-name="P1" draw:layer="layout" svg:x1="2.017cm" svg:y1="19.161cm" svg:x2="2.779cm" svg:y2="19.161cm">
          <text:p/>
        </draw:line>
        <draw:line draw:style-name="gr14" draw:text-style-name="P1" draw:layer="layout" svg:x1="24.749cm" svg:y1="17.637cm" svg:x2="25.384cm" svg:y2="17.637cm">
          <text:p/>
        </draw:line>
        <draw:frame draw:style-name="gr6" draw:text-style-name="P2" draw:layer="layout" svg:width="4.318cm" svg:height="1.016cm" svg:x="23.987cm" svg:y="13.954cm">
          <draw:text-box>
            <text:p><text:span text:style-name="T1">“</text:span><text:span text:style-name="T1">2” pour x2</text:span></text:p>
          </draw:text-box>
        </draw:frame>
        <draw:frame draw:style-name="gr15" draw:text-style-name="P2" draw:layer="layout" svg:width="5.461cm" svg:height="0.889cm" svg:x="15.986cm" svg:y="10.779cm">
          <draw:text-box>
            <text:p><text:span text:style-name="T1">Type d'opération +</text:span></text:p>
          </draw:text-box>
        </draw:frame>
        <draw:line draw:style-name="gr16" draw:text-style-name="P1" draw:layer="layout" svg:x1="17.51cm" svg:y1="11.795cm" svg:x2="16.367cm" svg:y2="13.573cm">
          <text:p/>
        </draw:line>
        <draw:line draw:style-name="gr14" draw:text-style-name="P1" draw:layer="layout" svg:x1="1.889cm" svg:y1="14.462cm" svg:x2="2.524cm" svg:y2="14.4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Raynaud</meta:initial-creator>
    <meta:creation-date>2018-06-06T16:36:53.000714438</meta:creation-date>
    <dc:date>2018-06-08T13:22:01.389484827</dc:date>
    <dc:creator>Paul Raynaud</dc:creator>
    <meta:editing-duration>PT12M22S</meta:editing-duration>
    <meta:editing-cycles>4</meta:editing-cycles>
    <meta:generator>LibreOffice/4.3.3.2$Linux_X86_64 LibreOffice_project/430m0$Build-2</meta:generator>
    <meta:document-statistic meta:object-count="25"/>
  </office:meta>
</office:document-meta>
</file>